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7083in"/>
    </style:style>
    <style:style style:name="P1" style:family="paragraph" style:parent-style-name="Header">
      <style:paragraph-properties fo:text-align="center" style:justify-single-word="false"/>
      <style:text-properties style:font-name="DejaVu Sans Light"/>
    </style:style>
    <style:style style:name="P2" style:family="paragraph" style:parent-style-name="Standard">
      <style:paragraph-properties fo:text-align="end" style:justify-single-word="false"/>
      <style:text-properties style:font-name="DejaVu Sans Light" fo:font-size="18pt" fo:font-weight="bold" style:font-size-asian="18pt" style:font-weight-asian="bold" style:font-size-complex="18pt" style:font-weight-complex="bold"/>
    </style:style>
    <style:style style:name="P3" style:family="paragraph" style:parent-style-name="Standard">
      <style:paragraph-properties fo:text-align="end" style:justify-single-word="false"/>
      <style:text-properties style:font-name="DejaVu Sans Light" fo:font-size="18pt"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DejaVu Sans Light"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DejaVu Sans Light" fo:font-size="18pt" fo:font-weight="normal"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DejaVu Sans Light"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style:font-name="DejaVu Sans Light" fo:font-size="12pt" style:font-size-asian="12pt" style:font-size-complex="12pt"/>
    </style:style>
    <style:style style:name="P8" style:family="paragraph" style:parent-style-name="Standard">
      <style:paragraph-properties fo:text-align="start" style:justify-single-word="false"/>
      <style:text-properties style:font-name="DejaVu Sans Light"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Light"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Light" fo:font-size="14pt" fo:font-weight="normal"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Light" fo:font-size="16pt" style:text-underline-style="none"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DejaVu Sans Light" fo:font-size="16pt" fo:font-weight="normal"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DejaVu Sans Light" fo:font-size="18pt" style:text-underline-style="none" fo:font-weight="normal" style:font-size-asian="15.75pt" style:font-weight-asian="normal" style:font-size-complex="18pt" style:font-weight-complex="normal"/>
    </style:style>
    <style:style style:name="P14" style:family="paragraph" style:parent-style-name="Table_20_Contents" style:list-style-name="L1">
      <style:paragraph-properties fo:text-align="start" style:justify-single-word="false"/>
      <style:text-properties style:font-name="DejaVu Sans Light" fo:font-size="12pt" style:font-size-asian="12pt" style:font-size-complex="12pt"/>
    </style:style>
    <style:style style:name="P15" style:family="paragraph" style:parent-style-name="Table_20_Contents" style:list-style-name="L2">
      <style:paragraph-properties fo:text-align="start" style:justify-single-word="false"/>
      <style:text-properties style:font-name="DejaVu Sans Light" fo:font-size="12pt" style:font-size-asian="12pt" style:font-size-complex="12pt"/>
    </style:style>
    <style:style style:name="P16" style:family="paragraph" style:parent-style-name="Table_20_Contents" style:list-style-name="L3">
      <style:paragraph-properties fo:text-align="start" style:justify-single-word="false"/>
      <style:text-properties style:font-name="DejaVu Sans Light" fo:font-size="12pt" style:font-size-asian="12pt" style:font-size-complex="12pt"/>
    </style:style>
    <style:style style:name="P17" style:family="paragraph" style:parent-style-name="Table_20_Contents" style:list-style-name="L4">
      <style:paragraph-properties fo:text-align="start" style:justify-single-word="false"/>
      <style:text-properties style:font-name="DejaVu Sans Light" fo:font-size="12pt" style:font-size-asian="12pt" style:font-size-complex="12pt"/>
    </style:style>
    <style:style style:name="P18" style:family="paragraph" style:parent-style-name="Table_20_Contents" style:list-style-name="L5">
      <style:paragraph-properties fo:text-align="start" style:justify-single-word="false"/>
      <style:text-properties style:font-name="DejaVu Sans Light" fo:font-size="12pt" style:font-size-asian="12pt" style:font-size-complex="12pt"/>
    </style:style>
    <style:style style:name="P19" style:family="paragraph" style:parent-style-name="Table_20_Contents" style:list-style-name="L6">
      <style:paragraph-properties fo:text-align="start" style:justify-single-word="false"/>
      <style:text-properties style:font-name="DejaVu Sans Light" fo:font-size="12pt" style:font-size-asian="12pt" style:font-size-complex="12pt"/>
    </style:style>
    <style:style style:name="P20" style:family="paragraph" style:parent-style-name="Table_20_Contents" style:list-style-name="L7">
      <style:paragraph-properties fo:text-align="start" style:justify-single-word="false"/>
      <style:text-properties style:font-name="DejaVu Sans Light" fo:font-size="12pt" style:font-size-asian="12pt" style:font-size-complex="12pt"/>
    </style:style>
    <style:style style:name="P21" style:family="paragraph" style:parent-style-name="Table_20_Contents" style:list-style-name="L8">
      <style:paragraph-properties fo:text-align="start" style:justify-single-word="false"/>
      <style:text-properties style:font-name="DejaVu Sans Light" fo:font-size="12pt" style:font-size-asian="12pt" style:font-size-complex="12pt"/>
    </style:style>
    <style:style style:name="T1" style:family="text">
      <style:text-properties fo:font-size="14pt" style:text-underline-style="none" style:font-size-asian="14pt" style:font-size-complex="14pt"/>
    </style:style>
    <style:style style:name="T2" style:family="text">
      <style:text-properties fo:font-size="14pt"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idualization Implementation Manual</text:p>
      <text:p text:style-name="P3">Working Version: 0.88</text:p>
      <text:p text:style-name="P3">12/05/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Introduction</text:p>
      <text:p text:style-name="P4"/>
      <text:p text:style-name="P6">Midualization is a piece of software aimed at the rising electronic music industry. Utilizing openGL and MIDI, Midualization hopes to augment any electronic music performance by providing real-time visualization of MIDI enabled instruments and technology. The current working version 0.88 implements a standard MIDI keyboard as a means of receiving input MIDI data and openGL to generate the graphics for visualization. </text:p>
      <text:p text:style-name="P6"/>
      <text:p text:style-name="P5">Software</text:p>
      <text:p text:style-name="P6"/>
      <text:p text:style-name="P6">Through a combination of a MIDI input/output API known as RtMidi and openGL, Midualization creates a visually pleasing MIDI visualizer by taking in data through an RtMidi Object which then converts and returns a vector with the appropriate MIDI data. This data is then utilized with our waveform function to create waveforms utilizing openGL. </text:p>
      <text:p text:style-name="P6"/>
      <text:p text:style-name="P4">Version History</text:p>
      <table:table table:name="Table1" table:style-name="Table1">
        <table:table-column table:style-name="Table1.A"/>
        <table:table-column table:style-name="Table1.B"/>
        <table:table-row>
          <table:table-cell table:style-name="Table1.A1" office:value-type="string">
            <text:p text:style-name="P7">Version</text:p>
          </table:table-cell>
          <table:table-cell table:style-name="Table1.B1" office:value-type="string">
            <text:p text:style-name="P7">Change log</text:p>
          </table:table-cell>
        </table:table-row>
        <table:table-row>
          <table:table-cell table:style-name="Table1.A2" office:value-type="string">
            <text:p text:style-name="P7">0.1</text:p>
          </table:table-cell>
          <table:table-cell table:style-name="Table1.B2" office:value-type="string">
            <text:list xml:id="list5642593961" text:style-name="L1">
              <text:list-item>
                <text:p text:style-name="P14">Implemented RtMidi to gather MIDI data <text:s/>and print to screen</text:p>
              </text:list-item>
            </text:list>
          </table:table-cell>
        </table:table-row>
        <table:table-row table:style-name="Table1.3">
          <table:table-cell table:style-name="Table1.A2" office:value-type="string">
            <text:p text:style-name="P7">0.2</text:p>
          </table:table-cell>
          <table:table-cell table:style-name="Table1.B2" office:value-type="string">
            <text:list xml:id="list430804162" text:style-name="L2">
              <text:list-item>
                <text:p text:style-name="P15">Implemented openGL to draw points to screen that respond to MIDI input</text:p>
              </text:list-item>
            </text:list>
          </table:table-cell>
        </table:table-row>
        <table:table-row>
          <table:table-cell table:style-name="Table1.A2" office:value-type="string">
            <text:p text:style-name="P7">0.3</text:p>
          </table:table-cell>
          <table:table-cell table:style-name="Table1.B2" office:value-type="string">
            <text:list xml:id="list1396437093" text:style-name="L3">
              <text:list-item>
                <text:p text:style-name="P16">Eliminate points and utilizes lines to represent data</text:p>
              </text:list-item>
            </text:list>
          </table:table-cell>
        </table:table-row>
        <table:table-row>
          <table:table-cell table:style-name="Table1.A2" office:value-type="string">
            <text:p text:style-name="P7">0.4</text:p>
          </table:table-cell>
          <table:table-cell table:style-name="Table1.B2" office:value-type="string">
            <text:list xml:id="list1257818059" text:style-name="L4">
              <text:list-item>
                <text:p text:style-name="P17">Re-purpose lines to represent spacial which keys were pressed (notation) </text:p>
              </text:list-item>
            </text:list>
          </table:table-cell>
        </table:table-row>
        <table:table-row>
          <table:table-cell table:style-name="Table1.A2" office:value-type="string">
            <text:p text:style-name="P7">0.5</text:p>
          </table:table-cell>
          <table:table-cell table:style-name="Table1.B2" office:value-type="string">
            <text:list xml:id="list703638173" text:style-name="L5">
              <text:list-item>
                <text:p text:style-name="P18">Program responds to velocity (how hard you pressed the key) by visually creating a larger object</text:p>
              </text:list-item>
            </text:list>
          </table:table-cell>
        </table:table-row>
        <table:table-row>
          <table:table-cell table:style-name="Table1.A2" office:value-type="string">
            <text:p text:style-name="P7">0.6</text:p>
          </table:table-cell>
          <table:table-cell table:style-name="Table1.B2" office:value-type="string">
            <text:list xml:id="list271014319" text:continue-list="list5642593961" text:style-name="L1">
              <text:list-item>
                <text:p text:style-name="P14">Begin utilizing sound waveforms as a means of presenting data on screen creating “blocky” waves. </text:p>
              </text:list-item>
            </text:list>
          </table:table-cell>
        </table:table-row>
        <table:table-row>
          <table:table-cell table:style-name="Table1.A2" office:value-type="string">
            <text:p text:style-name="P7">0.7</text:p>
          </table:table-cell>
          <table:table-cell table:style-name="Table1.B2" office:value-type="string">
            <text:list xml:id="list1257567473" text:style-name="L6">
              <text:list-item>
                <text:p text:style-name="P19">Fix waveform function and increase sampling creating smoother waveforms</text:p>
              </text:list-item>
            </text:list>
          </table:table-cell>
        </table:table-row>
        <text:soft-page-break/>
        <table:table-row>
          <table:table-cell table:style-name="Table1.A2" office:value-type="string">
            <text:p text:style-name="P7">0.8</text:p>
          </table:table-cell>
          <table:table-cell table:style-name="Table1.B2" office:value-type="string">
            <text:list xml:id="list1075749650" text:style-name="L7">
              <text:list-item>
                <text:p text:style-name="P20">Put the waveforms in 3D space thus allowing for further 3D effects</text:p>
              </text:list-item>
            </text:list>
          </table:table-cell>
        </table:table-row>
        <table:table-row>
          <table:table-cell table:style-name="Table1.A2" office:value-type="string">
            <text:p text:style-name="P7">0.88</text:p>
          </table:table-cell>
          <table:table-cell table:style-name="Table1.B2" office:value-type="string">
            <text:list xml:id="list1408212644" text:style-name="L8">
              <text:list-item>
                <text:p text:style-name="P21">Create an echo effect for the waveform allowing it to fade into the distance in time. </text:p>
              </text:list-item>
            </text:list>
          </table:table-cell>
        </table:table-row>
      </table:table>
      <text:p text:style-name="P4"/>
      <text:p text:style-name="P5"/>
      <text:p text:style-name="P5">Hardware</text:p>
      <text:p text:style-name="P6"/>
      <text:p text:style-name="P6">Midualization was designed with MIDI in mind however has only thus far been implemented utilizing a MIDI enabled keyboard. The software has the capability to utilize any MIDI device for input however further testing and development would be necessary to be sure that visualization produces something pleasant and responds to the inputs appropriately. The software has been developed and built on Linux(Arch Linux and Ubuntu). </text:p>
      <text:p text:style-name="P5"/>
      <text:p text:style-name="P5">Further Development</text:p>
      <text:p text:style-name="P6"/>
      <text:p text:style-name="P6">The base work for further development into this software has been laid out relying only on the creativity of future development to further provide more appealing and vibrant visualizations of the MIDI data. This said the software should also be further tested utilizing other MIDI enabled devices and further development should be placed on possibly deploying the application on other Operating Systems beyond the Linux distributions it was developed 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User Guide</text:p>
      <text:p text:style-name="P6"/>
      <text:p text:style-name="P6"/>
      <text:p text:style-name="P6">Before you begin it is worth noting that this software is to be utilized in conjunction with some sort of MIDI enabled device (real or virtual). For a virtual fix we recommend utilizing the Virtual MIDI Piano Keyboard available on sourceforge here: <text:a xlink:type="simple" xlink:href="http://vmpk.sourceforge.net/#Download">http://vmpk.sourceforge.net/#Download</text:a>. </text:p>
      <text:p text:style-name="P6"/>
      <text:p text:style-name="P6"/>
      <text:p text:style-name="P11">System Requirements:</text:p>
      <text:p text:style-name="P11"/>
      <text:p text:style-name="P9">Mac: <text:s/></text:p>
      <text:p text:style-name="P9">Confirmed working on Mac (TODO: add version). <text:s/>Xcode must be installed on the device. <text:s/>Xcode must also be setup with the command line tools package downloaded and installed. <text:s/>The rest of the libraries should be included and will work with the makefile.</text:p>
      <text:p text:style-name="P9"/>
      <text:p text:style-name="P9">Linux: </text:p>
      <text:p text:style-name="P9">Confirmed working on two types of machines. <text:s/>Ubuntu version 12.04 64 bit and Archlinux version (TODO: add version). <text:s/>All Linux versions must have the library asound installed. <text:s/>Use your favorite package manager to install this. <text:s/>All Linux versions must also have OpenGL installed. <text:s/>This can also be installed with most package managers. <text:s/>The following links will help with any installation issues you may have.</text:p>
      <text:p text:style-name="P9"/>
      <text:p text:style-name="P9"><text:a xlink:type="simple" xlink:href="http://home.roadrunner.com/~jgglatt/tech/linuxapi.htm">http://home.roadrunner.com/~jgglatt/tech/linuxapi.htm</text:a></text:p>
      <text:p text:style-name="P9"><text:a xlink:type="simple" xlink:href="http://www.opengl.org/">http://www.opengl.org/</text:a></text:p>
      <text:p text:style-name="P9"/>
      <text:p text:style-name="P9">Windows: Not implemented yet, however, the code should be platform independent. <text:s/>Assuming all of the libraries are linked properly, it shouldn't be hard to build</text:p>
      <text:p text:style-name="P9"/>
      <text:p text:style-name="P11">License and Download</text:p>
      <text:p text:style-name="P9">This project is open source and released under the GNU LESSER GENERAL PUBLIC LICENSE <text:s/>Version 3. <text:s/>More information can be found in the LICENSE file accompanying the project.</text:p>
      <text:p text:style-name="P9"/>
      <text:p text:style-name="P9">Source code is available at </text:p>
      <text:p text:style-name="P9"><text:a xlink:type="simple" xlink:href="https://github.com/HopCoder/Midulization">https://github.com/HopCoder/Midulization</text:a></text:p>
      <text:p text:style-name="P13"/>
      <text:p text:style-name="P12">Getting Started</text:p>
      <text:p text:style-name="P10"/>
      <text:p text:style-name="P6"><text:span text:style-name="T1">Compilation</text:span>:</text:p>
      <text:p text:style-name="P6"><text:soft-page-break/>Midualization must be compiled before usage. To help you with this process please follow the following. </text:p>
      <text:p text:style-name="P6"/>
      <text:p text:style-name="P6">Linux:</text:p>
      <text:p text:style-name="P6">This is a fairly simple process. <text:s/>Simply use make with the makefile included in terminal</text:p>
      <text:p text:style-name="P6"/>
      <text:p text:style-name="P6">Mac:</text:p>
      <text:p text:style-name="P6">This is also fairly simple, again run make with the makefile included in terminal</text:p>
      <text:p text:style-name="P6"/>
      <text:p text:style-name="P6">Windows:</text:p>
      <text:p text:style-name="P6">Sit tight! We did not have a windows computer to test on and as of this build it is currently not supported. This said, the program should work on Windows the method for realizing this escapes us (again no windows computers).</text:p>
      <text:p text:style-name="P6"/>
      <text:p text:style-name="P6">If attempting a Windows compilation, please remember to link all of the applicable openGL libraries as well as the winmm.lib and multithreaded libraries if using Multimedia Library for MIDI, or ks.h, ksmedia.h, setupapi.lib, ksuser.lib, and multithreaded libraries if using Kernel Streaming for MIDI. <text:s/>The preprocessor definitions for these libraries will be __WINDOWS_MM__ and __WINDOWS_KS__ respectively</text:p>
      <text:p text:style-name="P6"/>
      <text:p text:style-name="P10">Runtime</text:p>
      <text:p text:style-name="P6">Before running, the desired MIDI device should be plugged in. <text:s/>After utilizing the makefile the program may be started again through terminal with the simple command: ./main. <text:s/>The terminal will then output all connected MIDI devices with numbers attached. <text:s/>Select the one you want by typing in the corresponding number and press enter.*From here a black screen should appear in which case you may begin playing your MIDI enabled device (or virtual device) and the program should respond accordingly. To exit simply hit the escape key. </text:p>
      <text:p text:style-name="P6"/>
      <text:p text:style-name="P6">*Note: if there is no device found, the program will exit with an error. <text:s/>If you do not want to enter the MIDI port number every time you start up this program. <text:s/>Please uncomment line 17 and set the corresponding port number. <text:s/>If no device is found at all, there will be no output asking which port to choose</text:p>
      <text:p text:style-name="P6"/>
      <text:p text:style-name="P6"><text:span text:style-name="T2">Installing a virtual MIDI device</text:span></text:p>
      <text:p text:style-name="P6">For Linux, we recommend using VMPK. <text:s/>More information can be found at the website:</text:p>
      <text:p text:style-name="P6"/>
      <text:p text:style-name="P6"><text:a xlink:type="simple" xlink:href="http://vmpk.sourceforge.net/">http://vmpk.sourceforge.net/</text:a></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Ligh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Midualiz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1:31:57.103125941</meta:creation-date>
    <meta:editing-duration>PT7H44M42S</meta:editing-duration>
    <meta:editing-cycles>14</meta:editing-cycles>
    <meta:generator>LibreOffice/3.5$Linux_X86_64 LibreOffice_project/350m1$Build-2</meta:generator>
    <dc:date>2013-12-05T17:37:16</dc:date>
    <dc:creator>hopper </dc:creator>
    <meta:document-statistic meta:table-count="1" meta:image-count="0" meta:object-count="0" meta:page-count="5" meta:paragraph-count="63" meta:word-count="926" meta:character-count="5939" meta:non-whitespace-character-count="5050"/>
  </office:meta>
</office:document-meta>
</file>